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oogle Sans" svg:font-family="'Google Sans', Roboto,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officeooo:rsid="000f59ff" officeooo:paragraph-rsid="000f59ff"/>
    </style:style>
    <style:style style:name="P2" style:family="paragraph" style:parent-style-name="Standard">
      <style:text-properties fo:font-size="15pt" fo:font-weight="bold" officeooo:rsid="000f59ff" officeooo:paragraph-rsid="000f59ff" style:font-size-asian="15pt" style:font-weight-asian="bold" style:font-size-complex="15pt" style:font-weight-complex="bold"/>
    </style:style>
    <style:style style:name="P3" style:family="paragraph" style:parent-style-name="Standard">
      <style:text-properties fo:color="#000000" loext:opacity="100%" style:font-name="Arial1" fo:font-size="12pt" officeooo:rsid="000f59ff" officeooo:paragraph-rsid="000f59ff" style:font-size-asian="12pt" style:font-size-complex="12pt"/>
    </style:style>
    <style:style style:name="P4" style:family="paragraph" style:parent-style-name="Text_20_body" style:list-style-name="L1">
      <style:paragraph-properties fo:margin-left="0in" fo:margin-right="0in" fo:margin-top="0in" fo:margin-bottom="0.0417in" style:contextual-spacing="false" fo:text-align="start" style:justify-single-word="false" fo:orphans="2" fo:widows="2" fo:text-indent="0in" style:auto-text-indent="false" fo:padding="0in" fo:border="none"/>
      <style:text-properties fo:font-variant="normal" fo:text-transform="none" fo:color="#000000" loext:opacity="100%" style:font-name="Arial1" fo:font-size="12pt" fo:letter-spacing="normal" fo:font-style="normal" fo:font-weight="normal" style:font-size-asian="12pt" style:font-size-complex="12pt" loext:padding="0in" loext:border="none"/>
    </style:style>
    <style:style style:name="P5" style:family="paragraph" style:parent-style-name="Text_20_body">
      <style:paragraph-properties fo:margin-left="0in" fo:margin-right="0in" fo:margin-top="0in" fo:margin-bottom="0.1043in" style:contextual-spacing="false" style:line-height-at-least="0.25in" fo:orphans="2" fo:widows="2" fo:text-indent="0in" style:auto-text-indent="false"/>
      <style:text-properties fo:font-variant="normal" fo:text-transform="none" fo:color="#000000" loext:opacity="100%" style:font-name="Arial1" fo:font-size="12pt" fo:letter-spacing="normal" fo:font-style="normal" fo:font-weight="normal" style:font-size-asian="12pt" style:font-size-complex="12pt"/>
    </style:style>
    <style:style style:name="P6" style:family="paragraph" style:parent-style-name="Text_20_body">
      <style:text-properties officeooo:rsid="000f59ff" officeooo:paragraph-rsid="000f59ff"/>
    </style:style>
    <style:style style:name="P7" style:family="paragraph" style:parent-style-name="Text_20_body">
      <style:text-properties fo:color="#000000" loext:opacity="100%" style:font-name="Arial1" fo:font-size="12pt" officeooo:rsid="000f59ff" officeooo:paragraph-rsid="000f59ff"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11665e"/>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bold" officeooo:rsid="0010fb09"/>
    </style:style>
    <style:style style:name="T5"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6" style:family="text">
      <style:text-properties fo:font-variant="normal" fo:text-transform="none" fo:color="#000000" loext:opacity="100%" style:font-name="Arial1" fo:font-size="12pt" fo:letter-spacing="normal" fo:font-style="normal" fo:font-weight="normal" officeooo:rsid="0011665e" style:font-size-asian="12pt" style:font-size-complex="12pt"/>
    </style:style>
    <style:style style:name="T7" style:family="text">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style:style>
    <style:style style:name="T8" style:family="text">
      <style:text-properties officeooo:rsid="0010fb09"/>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 text:c="52"/>Apache Storm</text:p>
      <text:p text:style-name="P3"><text:span text:style-name="T3"/></text:p>
      <text:p text:style-name="P3"><text:span text:style-name="T3"><text:s/>Apache Storm </text:span><text:span text:style-name="T4">Key Features</text:span><text:span text:style-name="T3">.</text:span></text:p>
      <text:list xml:id="list3059178283" text:style-name="L1">
        <text:list-item>
          <text:p text:style-name="P4">It is <text:span text:style-name="T8">free </text:span>an open source and a part of Apache projects.</text:p>
        </text:list-item>
        <text:list-item>
          <text:p text:style-name="P4">It helps to process big data.</text:p>
        </text:list-item>
        <text:list-item>
          <text:p text:style-name="P4">It is a fast and reliable processing system.</text:p>
        </text:list-item>
        <text:list-item>
          <text:p text:style-name="P4">It can ingest high volume and high-velocity data <text:span text:style-name="T8">in real time by the second</text:span>.</text:p>
        </text:list-item>
        <text:list-item>
          <text:p text:style-name="P4">It is highly parallelizable, scalable, and fault-tolerant</text:p>
        </text:list-item>
        <text:list-item>
          <text:p text:style-name="P4"/>
        </text:list-item>
      </text:list>
      <text:p text:style-name="P3"/>
      <text:p text:style-name="P3"/>
      <text:p text:style-name="P3"><text:span text:style-name="T1">Apache Storm is a distributed data streaming technology. Its main feature is processing large data volumes and high velocity data streams free and open source distributed real time computation system. Apache Storm makes it easy to reliably process unbounded streams of data, doing for real time processing what Hadoop did for batch processing. Apache Storm is simple, can be used with any programming language. </text:span><text:span text:style-name="T2">It said it can be a lot of fun to use. </text:span><text:s/></text:p>
      <text:p text:style-name="P3"/>
      <text:p text:style-name="P6"><text:span text:style-name="T5">Apache Storm has many use cases: real time analytics, online machine learning, continuous computation, distributed RPC, ETL, and more. Apache Storm is fast: a benchmark clocked it at ove</text:span><text:span text:style-name="T6">r </text:span><text:span text:style-name="Strong_20_Emphasis"><text:span text:style-name="T7">a million tuples processed per second per node</text:span></text:span><text:span text:style-name="T5">. It is scalable, fault-tolerant, guarantees your data will be processed, and is easy to set up and operate.</text:span></text:p>
      <text:p text:style-name="P7"><text:span text:style-name="T1">Storm has a master-slave architecture. There is a master server called Nimbus running on a single node called master node. There are slave services called supervisors </text:span><text:span text:style-name="T2">or managers</text:span><text:span text:style-name="T1"> that are running on each worker node. Supervisors start one or more worker processes called workers that run in parallel to process the input. </text:span></text:p>
      <text:p text:style-name="P5">Apache Storm integrates with the queuing and database technologies you already use. An Apache Storm topology consumes streams of data and processes those streams in arbitrarily complex ways.</text:p>
      <text:p text:style-name="P3"><text:s/></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oogle Sans" svg:font-family="'Google Sans', Roboto,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2T23:06:03.490000000</meta:creation-date>
    <dc:date>2023-03-22T23:32:21.654000000</dc:date>
    <meta:editing-duration>PT5M52S</meta:editing-duration>
    <meta:editing-cycles>1</meta:editing-cycles>
    <meta:document-statistic meta:table-count="0" meta:image-count="0" meta:object-count="0" meta:page-count="1" meta:paragraph-count="13" meta:word-count="269" meta:character-count="1665" meta:non-whitespace-character-count="1356"/>
    <meta:generator>LibreOffice/7.3.4.2$Windows_X86_64 LibreOffice_project/728fec16bd5f605073805c3c9e7c4212a0120dc5</meta:generator>
  </office:meta>
</office:document-meta>
</file>